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b7227"/>
    </style:style>
    <style:style style:name="P2" style:family="paragraph" style:parent-style-name="Standard">
      <style:text-properties fo:color="#bbbbbb" fo:language="en" fo:country="US" officeooo:rsid="0028d5c7" officeooo:paragraph-rsid="003292f4" style:font-name-asian="Times New Roman2" style:language-asian="ru" style:country-asian="RU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Standard">
      <style:paragraph-properties fo:margin-top="0cm" fo:margin-bottom="0.282cm" loext:contextual-spacing="false" fo:line-height="105%" fo:orphans="2" fo:widows="2" style:writing-mode="lr-tb"/>
      <style:text-properties fo:color="#bbbbbb" fo:language="en" fo:country="US" officeooo:rsid="002b7227" officeooo:paragraph-rsid="002b7227" style:font-name-asian="Times New Roman2" style:language-asian="ru" style:country-asian="RU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text-properties officeooo:paragraph-rsid="00485396"/>
    </style:style>
    <style:style style:name="P7" style:family="paragraph" style:parent-style-name="Standard">
      <style:text-properties officeooo:paragraph-rsid="003b45c5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35bc70"/>
    </style:style>
    <style:style style:name="P1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a7cc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1fdc10" style:font-weight-asian="normal" style:font-weight-complex="normal"/>
    </style:style>
    <style:style style:name="T4" style:family="text">
      <style:text-properties fo:language="en" fo:country="US" fo:font-weight="normal" officeooo:rsid="002ee7d4" style:font-weight-asian="normal" style:font-weight-complex="normal"/>
    </style:style>
    <style:style style:name="T5" style:family="text">
      <style:text-properties fo:language="en" fo:country="US" fo:font-weight="normal" officeooo:rsid="00485396" style:font-weight-asian="normal" style:font-weight-complex="normal"/>
    </style:style>
    <style:style style:name="T6" style:family="text">
      <style:text-properties fo:font-size="16pt" fo:language="ru" fo:country="RU" style:font-size-asian="16pt" style:language-asian="ru" style:country-asian="RU" style:font-size-complex="16pt"/>
    </style:style>
    <style:style style:name="T7" style:family="text">
      <style:text-properties fo:font-size="16pt" fo:language="en" fo:country="US" style:font-size-asian="16pt" style:language-asian="ru" style:country-asian="RU" style:font-size-complex="16pt"/>
    </style:style>
    <style:style style:name="T8" style:family="text">
      <style:text-properties fo:font-size="16pt" fo:language="en" fo:country="US" officeooo:rsid="00485396" style:font-size-asian="16pt" style:language-asian="ru" style:country-asian="RU" style:font-size-complex="16pt"/>
    </style:style>
    <style:style style:name="T9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485396" style:font-size-asian="9.60000038146973pt" style:language-asian="ru" style:country-asian="RU" style:font-size-complex="11pt"/>
    </style:style>
    <style:style style:name="T10" style:family="text">
      <style:text-properties fo:font-variant="normal" fo:text-transform="none" fo:color="#222222" style:font-name="Arial" fo:font-size="12pt" fo:letter-spacing="normal" fo:language="ru" fo:country="RU" fo:font-style="normal" fo:font-weight="normal" officeooo:rsid="004a31c9" style:font-size-asian="9.60000038146973pt" style:language-asian="ru" style:country-asian="RU" style:font-size-complex="11pt"/>
    </style:style>
    <style:style style:name="T11" style:family="text">
      <style:text-properties style:use-window-font-color="true" fo:font-size="16pt" fo:language="en" fo:country="US" style:font-name-asian="Calibri" style:font-size-asian="16pt" style:language-asian="ru" style:country-asian="RU" style:font-name-complex="Calibri" style:font-size-complex="16pt" style:language-complex="ar" style:country-complex="SA"/>
    </style:style>
    <style:style style:name="T12" style:family="text">
      <style:text-properties style:use-window-font-color="true" fo:font-size="16pt" fo:language="en" fo:country="US" style:font-name-asian="Calibri" style:font-size-asian="16pt" style:language-asian="ru" style:country-asian="RU" style:font-name-complex="Times New Roman2" style:font-size-complex="16pt" style:language-complex="ar" style:country-complex="SA"/>
    </style:style>
    <style:style style:name="T13" style:family="text">
      <style:text-properties style:use-window-font-color="true" fo:font-size="16pt" fo:language="en" fo:country="US" officeooo:rsid="00485396" style:font-name-asian="Calibri" style:font-size-asian="16pt" style:language-asian="ru" style:country-asian="RU" style:font-name-complex="Times New Roman2" style:font-size-complex="16pt" style:language-complex="ar" style:country-complex="SA"/>
    </style:style>
    <style:style style:name="T14" style:family="text">
      <style:text-properties style:use-window-font-color="true" style:font-name="Calibri" fo:font-size="11pt" fo:language="ru" fo:country="RU" fo:font-weight="normal" officeooo:rsid="002b7227" style:font-name-asian="Calibri" style:font-size-asian="11pt" style:language-asian="zh" style:country-asian="CN" style:font-weight-asian="normal" style:font-name-complex="Times New Roman2" style:font-size-complex="11pt" style:language-complex="ar" style:country-complex="SA" style:font-weight-complex="normal"/>
    </style:style>
    <style:style style:name="T15" style:family="text">
      <style:text-properties style:use-window-font-color="true" style:font-name="Calibri" fo:font-size="11pt" fo:font-weight="normal" officeooo:rsid="002b7227" style:font-name-asian="Calibri" style:font-size-asian="11pt" style:language-asian="zh" style:country-asian="CN" style:font-weight-asian="normal" style:font-name-complex="Times New Roman2" style:font-size-complex="11pt" style:language-complex="ar" style:country-complex="SA" style:font-weight-complex="normal"/>
    </style:style>
    <style:style style:name="T16" style:family="text">
      <style:text-properties style:use-window-font-color="true" style:font-name="Calibri" fo:font-size="11pt" fo:font-weight="normal" officeooo:rsid="002ee7d4" style:font-name-asian="Calibri" style:font-size-asian="11pt" style:language-asian="zh" style:country-asian="CN" style:font-weight-asian="normal" style:font-name-complex="Times New Roman2" style:font-size-complex="11pt" style:language-complex="ar" style:country-complex="SA" style:font-weight-complex="normal"/>
    </style:style>
    <style:style style:name="T17" style:family="text">
      <style:text-properties style:use-window-font-color="true" style:font-name="Calibri" fo:font-size="11pt" fo:font-weight="normal" officeooo:rsid="003292f4" style:font-name-asian="Calibri" style:font-size-asian="11pt" style:language-asian="zh" style:country-asian="CN" style:font-weight-asian="normal" style:font-name-complex="Times New Roman2" style:font-size-complex="11pt" style:language-complex="ar" style:country-complex="SA" style:font-weight-complex="normal"/>
    </style:style>
    <style:style style:name="T18" style:family="text">
      <style:text-properties style:use-window-font-color="true" style:font-name="Calibri" fo:font-size="16pt" fo:language="ru" fo:country="RU" fo:font-weight="normal" officeooo:rsid="002b7227" style:font-name-asian="Calibri" style:font-size-asian="16pt" style:language-asian="zh" style:country-asian="CN" style:font-weight-asian="normal" style:font-name-complex="Times New Roman2" style:font-size-complex="16pt" style:language-complex="ar" style:country-complex="SA" style:font-weight-complex="normal"/>
    </style:style>
    <style:style style:name="T19" style:family="text">
      <style:text-properties fo:font-size="11pt" fo:language="en" fo:country="US" officeooo:rsid="00485396" style:font-size-asian="9.60000038146973pt" style:language-asian="ru" style:country-asian="RU" style:font-size-complex="11pt"/>
    </style:style>
    <style:style style:name="T20" style:family="text">
      <style:text-properties fo:font-size="11pt" fo:language="en" fo:country="US" officeooo:rsid="004a31c9" style:font-size-asian="9.60000038146973pt" style:language-asian="ru" style:country-asian="RU" style:font-size-complex="11pt"/>
    </style:style>
    <style:style style:name="T21" style:family="text">
      <style:text-properties fo:font-size="11pt" fo:language="en" fo:country="US" style:text-underline-style="none" fo:font-weight="normal" officeooo:rsid="004a31c9" style:font-size-asian="9.60000038146973pt" style:language-asian="ru" style:country-asian="RU" style:font-weight-asian="normal" style:font-size-complex="11pt" style:font-weight-complex="normal"/>
    </style:style>
    <style:style style:name="T22" style:family="text">
      <style:text-properties fo:font-size="11pt" fo:language="en" fo:country="US" style:text-underline-style="none" fo:font-weight="normal" officeooo:rsid="004a7cc5" style:font-size-asian="9.60000038146973pt" style:language-asian="ru" style:country-asian="RU" style:font-weight-asian="normal" style:font-size-complex="11pt" style:font-weight-complex="normal"/>
    </style:style>
    <style:style style:name="T23" style:family="text">
      <style:text-properties fo:font-size="11pt" fo:language="ru" fo:country="RU" officeooo:rsid="00485396" style:font-size-asian="9.60000038146973pt" style:language-asian="ru" style:country-asian="RU" style:font-size-complex="11pt"/>
    </style:style>
    <style:style style:name="T24" style:family="text">
      <style:text-properties fo:font-size="11pt" fo:language="ru" fo:country="RU" officeooo:rsid="004a31c9" style:font-size-asian="9.60000038146973pt" style:language-asian="ru" style:country-asian="RU" style:font-size-complex="11pt"/>
    </style:style>
    <style:style style:name="T25" style:family="text">
      <style:text-properties fo:font-size="11pt" fo:language="ru" fo:country="RU" style:text-underline-style="none" fo:font-weight="normal" officeooo:rsid="004a31c9" style:font-size-asian="9.60000038146973pt" style:language-asian="ru" style:country-asian="RU" style:font-weight-asian="normal" style:font-size-complex="11pt" style:font-weight-complex="normal"/>
    </style:style>
    <style:style style:name="T26" style:family="text">
      <style:text-properties fo:font-size="11pt" fo:language="ru" fo:country="RU" style:text-underline-style="none" fo:font-weight="normal" officeooo:rsid="004a7cc5" style:font-size-asian="9.60000038146973pt" style:language-asian="ru" style:country-asian="RU" style:font-weight-asian="normal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trong_20_Emphasis"><text:span text:style-name="T1">Версия </text:span></text:span><text:span text:style-name="Strong_20_Emphasis"><text:span text:style-name="T5">190801</text:span></text:span></text:p>
      <text:p text:style-name="P6"><text:span text:style-name="Strong_20_Emphasis"><text:span text:style-name="T1">Предыдущая версия </text:span></text:span><text:span text:style-name="Strong_20_Emphasis"><text:span text:style-name="T2">19</text:span></text:span><text:span text:style-name="Strong_20_Emphasis"><text:span text:style-name="T3">05</text:span></text:span><text:span text:style-name="Strong_20_Emphasis"><text:span text:style-name="T4">29</text:span></text:span><text:span text:style-name="Strong_20_Emphasis"><text:span text:style-name="T1"> </text:span></text:span></text:p>
      <text:p text:style-name="P3"><text:bookmark-start text:name="about_version"/><text:span text:style-name="Strong_20_Emphasis"><text:span text:style-name="T6">О версии</text:span></text:span><text:bookmark-end text:name="about_version"/><text:span text:style-name="Strong_20_Emphasis"><text:span text:style-name="T6"> 1</text:span></text:span><text:span text:style-name="Strong_20_Emphasis"><text:span text:style-name="T7">90</text:span></text:span><text:span text:style-name="Strong_20_Emphasis"><text:span text:style-name="T8">801</text:span></text:span></text:p>
      <text:p text:style-name="P10"><text:span text:style-name="Strong_20_Emphasis"><text:span text:style-name="T19">(1) </text:span></text:span><text:span text:style-name="Strong_20_Emphasis"><text:span text:style-name="T24">190801 </text:span></text:span><text:span text:style-name="Strong_20_Emphasis"><text:span text:style-name="T20">~08:05 </text:span></text:span><text:span text:style-name="Strong_20_Emphasis"><text:span text:style-name="T23">При промышленной эксплуатации </text:span></text:span><text:span text:style-name="Strong_20_Emphasis"><text:span text:style-name="T9">ksodd_pgf_with_ksess_190715_ilnur190730</text:span></text:span><text:span text:style-name="Strong_20_Emphasis"><text:span text:style-name="T23"> <text:s/>с 172.20.0.96 </text:span></text:span><text:span text:style-name="Strong_20_Emphasis"><text:span text:style-name="T24">ошибка </text:span></text:span><text:span text:style-name="Strong_20_Emphasis"><text:span text:style-name="T10">_login: kfb.GetKtx err=kfb.GetKtx: db.BeginTx:context canceled : URL - /api/users</text:span></text:span><text:span text:style-name="Strong_20_Emphasis"><text:span text:style-name="T24"> </text:span></text:span><text:span text:style-name="Strong_20_Emphasis"><text:span text:style-name="T25">Сервер стартовал вчера, с утра. Ошибка наблюдается второй раз с момента старта. Думаю, использовать </text:span></text:span><text:span text:style-name="Strong_20_Emphasis"><text:span text:style-name="T26">db.BeginTx(ctx, nil) для добычи </text:span></text:span><text:span text:style-name="Strong_20_Emphasis"><text:span text:style-name="T22">Tx <text:s/></text:span></text:span><text:span text:style-name="Strong_20_Emphasis"><text:span text:style-name="T26">не достаточно обосновано. Надо db.Begin() - незачем связывать получение контекста с поведением пользователя.</text:span></text:span></text:p>
      <text:p text:style-name="P9"><text:span text:style-name="Strong_20_Emphasis"><text:span text:style-name="T11"><text:s/></text:span></text:span><text:span text:style-name="Strong_20_Emphasis"><text:span text:style-name="T12">It is over </text:span></text:span><text:span text:style-name="Strong_20_Emphasis"><text:span text:style-name="T13">​???</text:span></text:span></text:p>
      <text:p text:style-name="P3"><text:span text:style-name="Strong_20_Emphasis"><text:span text:style-name="T12">Proposals for next version</text:span></text:span></text:p>
      <text:p text:style-name="P7"><text:span text:style-name="Strong_20_Emphasis"><text:span text:style-name="T18"/></text:span></text:p>
      <text:p text:style-name="P1"><text:bookmark-start text:name="list_of_changes"/><text:span text:style-name="Strong_20_Emphasis"><text:span text:style-name="T14">Лист изменений</text:span></text:span><text:bookmark-end text:name="list_of_changes"/></text:p>
      <text:p text:style-name="P2"><text:bookmark-start text:name="list_of_changes_190521_1"/><text:span text:style-name="Strong_20_Emphasis"><text:span text:style-name="T15">19052</text:span></text:span><text:span text:style-name="Strong_20_Emphasis"><text:span text:style-name="T16">9</text:span></text:span><text:span text:style-name="Strong_20_Emphasis"><text:span text:style-name="T15">_1</text:span></text:span><text:bookmark-end text:name="list_of_changes_190521_1"/><text:span text:style-name="Strong_20_Emphasis"><text:span text:style-name="T14"> <text:s/></text:span></text:span><text:span text:style-name="Strong_20_Emphasis"><text:span text:style-name="T17">now we have next<text:line-break/>//This returns a db (of *sql.DB) that once have been obtained and kept in a global varisble<text:line-break/>// Before the returning a check ( by db.Ping()) is made. If error have been occured the db is removed from the global variable and<text:line-break/>//a message is being written by kerr.SysErrPrintf<text:line-break/>func getFirebirdDB(connString string) (db *sql.DB, err error)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Times New Roman2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pt" style:font-name-asian="Times New Roman2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2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Makarov</meta:initial-creator>
    <meta:creation-date>2018-06-13T08:11:00</meta:creation-date>
    <dc:date>2019-08-01T09:16:37.597000000</dc:date>
    <meta:editing-cycles>70</meta:editing-cycles>
    <meta:editing-duration>P7DT11H42M54S</meta:editing-duration>
    <meta:generator>LibreOffice/5.3.6.1$Windows_X86_64 LibreOffice_project/686f202eff87ef707079aeb7f485847613344eb7</meta:generator>
    <meta:document-statistic meta:table-count="0" meta:image-count="0" meta:object-count="0" meta:page-count="1" meta:paragraph-count="8" meta:word-count="130" meta:character-count="906" meta:non-whitespace-character-count="778"/>
  </office:meta>
</office:document-meta>
</file>